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s" fo:country="ES" officeooo:rsid="0000ab2d" officeooo:paragraph-rsid="0000ab2d" style:font-size-asian="15pt" style:font-size-complex="15pt"/>
    </style:style>
    <style:style style:name="P2" style:family="paragraph" style:parent-style-name="Standard">
      <style:text-properties fo:font-size="15pt" fo:language="es" fo:country="ES" officeooo:rsid="0000ab2d" officeooo:paragraph-rsid="0005be32" style:font-size-asian="15pt" style:font-size-complex="15pt"/>
    </style:style>
    <style:style style:name="P3" style:family="paragraph" style:parent-style-name="Standard">
      <style:text-properties fo:font-size="15pt" fo:language="es" fo:country="ES" officeooo:rsid="00027a3f" officeooo:paragraph-rsid="00027a3f" style:font-size-asian="15pt" style:font-size-complex="15pt"/>
    </style:style>
    <style:style style:name="P4" style:family="paragraph" style:parent-style-name="Standard">
      <style:text-properties fo:font-size="15pt" fo:language="es" fo:country="ES" officeooo:rsid="0002d0d7" officeooo:paragraph-rsid="0002d0d7" style:font-size-asian="15pt" style:font-size-complex="15pt"/>
    </style:style>
    <style:style style:name="P5" style:family="paragraph" style:parent-style-name="Standard">
      <style:text-properties fo:font-size="15pt" fo:language="es" fo:country="ES" officeooo:rsid="0002d243" officeooo:paragraph-rsid="0002d243" style:font-size-asian="15pt" style:font-size-complex="15pt"/>
    </style:style>
    <style:style style:name="P6" style:family="paragraph" style:parent-style-name="Standard">
      <style:text-properties fo:font-size="15pt" fo:language="es" fo:country="ES" officeooo:rsid="0004373c" officeooo:paragraph-rsid="0004373c" style:font-size-asian="15pt" style:font-size-complex="15pt"/>
    </style:style>
    <style:style style:name="P7" style:family="paragraph" style:parent-style-name="Standard">
      <style:text-properties fo:font-size="15pt" fo:language="es" fo:country="ES" officeooo:rsid="00064d6c" officeooo:paragraph-rsid="00064d6c" style:font-size-asian="15pt" style:font-size-complex="15pt"/>
    </style:style>
    <style:style style:name="T1" style:family="text">
      <style:text-properties officeooo:rsid="00027a3f"/>
    </style:style>
    <style:style style:name="T2" style:family="text">
      <style:text-properties officeooo:rsid="0005be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jo en linea de comanodos, directorios y operaciones con ficheros </text:p>
      <text:p text:style-name="P1"/>
      <text:p text:style-name="P1">Interfaz al sistema operativo</text:p>
      <text:p text:style-name="P1"><text:tab/>modulos os </text:p>
      <text:p text:style-name="P1"><text:tab/>modulos glob</text:p>
      <text:p text:style-name="P1"><text:tab/>modulo shutiol</text:p>
      <text:p text:style-name="P1">Actividades ….</text:p>
      <text:p text:style-name="P1"/>
      <text:p text:style-name="P1">objetivos</text:p>
      <text:p text:style-name="P1">comprende el funcionamiento de los módulos y las funciones</text:p>
      <text:p text:style-name="P1">experimentar con archivos, directorios y comandos del sistema operativo</text:p>
      <text:p text:style-name="P1"/>
      <text:p text:style-name="P1">modulo os(interfaz al sistema operativo)</text:p>
      <text:p text:style-name="P2"><text:tab/><text:span text:style-name="T2">import os</text:span><text:tab/></text:p>
      <text:p text:style-name="P2"><text:tab/>dir(os)devuelve una lista de datos</text:p>
      <text:p text:style-name="P1"><text:tab/><text:tab/></text:p>
      <text:p text:style-name="P1"><text:tab/>help(os) devuelve el nabyeak creadi</text:p>
      <text:p text:style-name="P1"/>
      <text:p text:style-name="P1"><text:tab/>en python hay que importar os</text:p>
      <text:p text:style-name="P1"><text:tab/><text:tab/>dir(os)</text:p>
      <text:p text:style-name="P1"><text:tab/><text:tab/>help(os</text:p>
      <text:p text:style-name="P1"><text:tab/><text:tab/>os.system(‘mkdir today’) #ejecuta el comando mkdir en el sistema</text:p>
      <text:p text:style-name="P1">Modulo shutil: para tareas de administracion de archivos y directorios, provee una interfaz de mas lato nibvel</text:p>
      <text:p text:style-name="P1"><text:tab/>import shutil</text:p>
      <text:p text:style-name="P1"><text:tab/>shutil.copyfile(“dato.db”,”archivo.db”)</text:p>
      <text:p text:style-name="P1"/>
      <text:p text:style-name="P1">modulo glob provee una función para hacer listas de archivos a partir de búsquedas po<text:span text:style-name="T1">r</text:span> <text:span text:style-name="T1">extensión</text:span></text:p>
      <text:p text:style-name="P1"/>
      <text:p text:style-name="P3">MODULO OS (posicionamiento de directorios)</text:p>
      <text:p text:style-name="P3"/>
      <text:p text:style-name="P3">os.getcwd() // devuelve el directorio actual</text:p>
      <text:p text:style-name="P3">os.curdir() // devuelve el directorio actual</text:p>
      <text:p text:style-name="P3">os.pardir() // devuelve el directorio padre</text:p>
      <text:p text:style-name="P3">os.chroot(nombre) // cambia el directorio raiz</text:p>
      <text:p text:style-name="P3">os.chdir(“/dir2/dir12) // cambia directorio de trabajo</text:p>
      <text:p text:style-name="P3">os.sep // dice el separador utilizado</text:p>
      <text:p text:style-name="P4">os.path.exists(“directorio”) // si existe o no el directorio/ficreo</text:p>
      <text:p text:style-name="P4"><text:soft-page-break/>os.path.isdir(“dir” // si existe o no el directorio</text:p>
      <text:p text:style-name="P4">os.path.getatime(“ruta”) // devuelve fecha y hora de ultimo acceso </text:p>
      <text:p text:style-name="P4">os.parh.getsize(“dir”) // obtiene el tamaño del archivos</text:p>
      <text:p text:style-name="P4">variable=os.listdir(“/dir1/dir2/”) // lista contenido de directrorio</text:p>
      <text:p text:style-name="P4">os.mkdir(“dir”) // crea subdirectorios</text:p>
      <text:p text:style-name="P4">os.rmdir(“dir”) // borra un subdirectorios</text:p>
      <text:p text:style-name="P4">os,rmdir(“viejo”,”nuevo”) // renombra un archivo</text:p>
      <text:p text:style-name="P4">os.chmod(ruta,permisos) // siendo permisos numeros cambia los permisos</text:p>
      <text:p text:style-name="P4">os.chown(ruta,uid,gid) // cambia propiedades del un archivo</text:p>
      <text:p text:style-name="P4">os.path.dirname(path) // devuelve directorio del archivo/directorio</text:p>
      <text:p text:style-name="P4">os.path.isfile(ruta) // devuelve si la ruta es un archivos</text:p>
      <text:p text:style-name="P4">os.path.slitext(archivo// devuelve tupla con archovo y extension</text:p>
      <text:p text:style-name="P4">os.remove(ruta) // elimina</text:p>
      <text:p text:style-name="P4">os.rename(viejo, nuevo) // renombra</text:p>
      <text:p text:style-name="P4"/>
      <text:p text:style-name="P5">MODULO glob</text:p>
      <text:p text:style-name="P6">hay qye importar import glob</text:p>
      <text:p text:style-name="P5">glob.glob //devuelve una lista con las enteadas que coincidan con el patron especificado(*,?,[secuencias],[!secuencias]</text:p>
      <text:p text:style-name="P5"/>
      <text:p text:style-name="P7">MODULI SHUTIL</text:p>
      <text:p text:style-name="P7"/>
      <text:p text:style-name="P7">hay qye importar shutil</text:p>
      <text:p text:style-name="P7">Copiar archivos</text:p>
      <text:p text:style-name="P7"><text:tab/>shutil.copytile(origen,destino)</text:p>
      <text:p text:style-name="P7"><text:tab/>shutil.copy(“,”)</text:p>
      <text:p text:style-name="P7"><text:tab/>shutil,copy2(origeen,destino) copia todo incluido metadatos</text:p>
      <text:p text:style-name="P7"><text:tab/>shutil.copytree(orgen destino) copia todo el arbol</text:p>
      <text:p text:style-name="P7"><text:tab/>shutil.move(“,”) copia y borra el directorios<text:tab/></text:p>
      <text:p text:style-name="P7"><text:tab/>shutil.rmtree(directorio) borra el directorios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9-01-21T20:41:33.944000000</dc:date>
    <meta:editing-duration>PT1H46M6S</meta:editing-duration>
    <meta:editing-cycles>3</meta:editing-cycles>
    <meta:document-statistic meta:table-count="0" meta:image-count="0" meta:object-count="0" meta:page-count="2" meta:paragraph-count="56" meta:word-count="299" meta:character-count="2378" meta:non-whitespace-character-count="2106"/>
  </office:meta>
</office:document-meta>
</file>